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4.069cm"/>
    </style:style>
    <style:style style:name="co4" style:family="table-column">
      <style:table-column-properties fo:break-before="auto" style:column-width="3.9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29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ttings for experiments variable stat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ramp up </text:p>
          </table:table-cell>
          <table:table-cell table:style-name="ce1" office:value-type="float" office:value="40.5" calcext:value-type="float">
            <text:p>40.5</text:p>
          </table:table-cell>
          <table:table-cell table:style-name="ce1" office:value-type="string" calcext:value-type="string">
            <text:p>µs</text:p>
          </table:table-cell>
          <table:table-cell table:number-columns-repeated="2"/>
          <table:table-cell table:style-name="ce1" office:value-type="string" calcext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6"/>
          <table:table-cell table:style-name="ce1" office:value-type="string" calcext:value-type="string">
            <text:p>blocker powers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RADIO_TXPOWER_TXPOWER_Neg20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192 µs after start of payload, equivalent to 24 Bytes at 1 Mbps</text:p>
          </table:table-cell>
          <table:table-cell table:number-columns-repeated="6"/>
          <table:table-cell office:value-type="float" office:value="-16" calcext:value-type="float">
            <text:p>-16</text:p>
          </table:table-cell>
          <table:table-cell office:value-type="string" calcext:value-type="string">
            <text:p>RADIO_TXPOWER_TXPOWER_Neg16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er packet lengt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, 645 µs of blocking in total (ready → disabled), equivalent to 78 Bytes + 5 bits</text:p>
          </table:table-cell>
          <table:table-cell table:number-columns-repeated="6"/>
          <table:table-cell office:value-type="float" office:value="-12" calcext:value-type="float">
            <text:p>-12</text:p>
          </table:table-cell>
          <table:table-cell office:value-type="string" calcext:value-type="string">
            <text:p>RADIO_TXPOWER_TXPOWER_Neg12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6"/>
          <table:table-cell office:value-type="float" office:value="-8" calcext:value-type="float">
            <text:p>-8</text:p>
          </table:table-cell>
          <table:table-cell office:value-type="string" calcext:value-type="string">
            <text:p>RADIO_TXPOWER_TXPOWER_Neg8dBm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-4" calcext:value-type="float">
            <text:p>-4</text:p>
          </table:table-cell>
          <table:table-cell office:value-type="string" calcext:value-type="string">
            <text:p>RADIO_TXPOWER_TXPOWER_Neg4dBm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8"/>
          <table:table-cell table:style-name="ce1" office:value-type="string" calcext:value-type="string">
            <text:p>main t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DIO_TXPOWER_TXPOWER_0dBm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RADIO_TXPOWER_TXPOWER_Pos2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RADIO_TXPOWER_TXPOWER_Pos3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µ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RADIO_TXPOWER_TXPOWER_Pos4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ne duration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629 bits blocking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RADIO_TXPOWER_TXPOWER_Pos5dB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RADIO_TXPOWER_TXPOWER_Pos6dBm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RADIO_TXPOWER_TXPOWER_Pos7dB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amp up 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µ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ADIO_TXPOWER_TXPOWER_Pos8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768 µs after start of payload, equivalent to 24 Bytes at <text:s/>250 kbps</text:p>
          </table:table-cell>
          <table:table-cell table:number-columns-repeated="5"/>
          <table:table-cell table:style-name="ce1" office:value-type="string" calcext:value-type="string">
            <text:p>blocker frequencies</text:p>
          </table:table-cell>
          <table:table-cell table:formula="of:=[.K21]-2" office:value-type="float" office:value="2487" calcext:value-type="float">
            <text:p>24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1">blocker </text:span>packet length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1086.5 µs of blocking in total (ready → disabled), equivalent to 34 Bytes</text:p>
          </table:table-cell>
          <table:table-cell table:number-columns-repeated="6"/>
          <table:table-cell table:formula="of:=[.K22]-1" office:value-type="float" office:value="2489" calcext:value-type="float">
            <text:p>24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5"/>
          <table:table-cell table:style-name="ce1" office:value-type="string" calcext:value-type="string">
            <text:p>main tx</text:p>
          </table:table-cell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K22]+1" office:value-type="float" office:value="2491" calcext:value-type="float">
            <text:p>2491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9"/>
          <table:table-cell table:formula="of:=[.K23]+1"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1 Mbp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µ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ine duration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string" calcext:value-type="string">
            <text:p>µs</text:p>
          </table:table-cell>
          <table:table-cell office:value-type="string" calcext:value-type="string">
            <text:p>34 Bytes blocking = 272 bit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x packet length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Dummy stat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packet size (B)</text:p>
          </table:table-cell>
          <table:table-cell table:number-columns-repeated="2"/>
          <table:table-cell table:style-name="ce1" office:value-type="string" calcext:value-type="string">
            <text:p>Same protocol blocking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 packet size (B)</text:p>
          </table:table-cell>
          <table:table-cell office:value-type="string" calcext:value-type="string">
            <text:p>blocker packe size (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BLE-BLE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EEE 802.15.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Time blocking zone measurements</text:p>
          </table:table-cell>
          <table:table-cell table:style-name="ce1" table:number-columns-repeated="3"/>
          <table:table-cell table:number-columns-repeated="4"/>
          <table:table-cell table:style-name="ce1" office:value-type="string" calcext:value-type="string">
            <text:p>Start blocking bit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ocker</text:p>
          </table:table-cell>
          <table:table-cell office:value-type="string" calcext:value-type="string">
            <text:p>measured payload (µs)</text:p>
          </table:table-cell>
          <table:table-cell office:value-type="string" calcext:value-type="string">
            <text:p>measured blocker (µs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Bytes payload</text:p>
          </table:table-cell>
          <table:table-cell office:value-type="string" calcext:value-type="string">
            <text:p>Bytes blocked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 </text:p>
          </table:table-cell>
          <table:table-cell office:value-type="string" calcext:value-type="string">
            <text:p>IEEE 802.15.4</text:p>
          </table:table-cell>
          <table:table-cell office:value-type="float" office:value="993" calcext:value-type="float">
            <text:p>993</text:p>
          </table:table-cell>
          <table:table-cell office:value-type="float" office:value="645.25" calcext:value-type="float">
            <text:p>645.25</text:p>
          </table:table-cell>
          <table:table-cell table:formula="of:=[.D47]/[.C47]" office:value-type="float" office:value="0.649798590130916" calcext:value-type="float">
            <text:p>0.649798590130916</text:p>
          </table:table-cell>
          <table:table-cell table:formula="of:=[.C47]/8" office:value-type="float" office:value="124.125" calcext:value-type="float">
            <text:p>124.125</text:p>
          </table:table-cell>
          <table:table-cell table:formula="of:=[.D47]/8" office:value-type="float" office:value="80.65625" calcext:value-type="float">
            <text:p>80.6562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I47]+INT([.G47]*8)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 </text:p>
          </table:table-cell>
          <table:table-cell office:value-type="string" calcext:value-type="string">
            <text:p>tone</text:p>
          </table:table-cell>
          <table:table-cell office:value-type="float" office:value="993" calcext:value-type="float">
            <text:p>993</text:p>
          </table:table-cell>
          <table:table-cell office:value-type="float" office:value="644.75" calcext:value-type="float">
            <text:p>644.75</text:p>
          </table:table-cell>
          <table:table-cell table:formula="of:=[.D48]/[.C48]" office:value-type="float" office:value="0.649295065458207" calcext:value-type="float">
            <text:p>0.649295065458207</text:p>
          </table:table-cell>
          <table:table-cell table:formula="of:=[.C48]/8" office:value-type="float" office:value="124.125" calcext:value-type="float">
            <text:p>124.125</text:p>
          </table:table-cell>
          <table:table-cell table:formula="of:=[.D48]/8" office:value-type="float" office:value="80.59375" calcext:value-type="float">
            <text:p>80.5937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I48]+INT([.G48]*8)"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LE </text:p>
          </table:table-cell>
          <table:table-cell office:value-type="float" office:value="993" calcext:value-type="float">
            <text:p>993</text:p>
          </table:table-cell>
          <table:table-cell office:value-type="float" office:value="638.562" calcext:value-type="float">
            <text:p>638.562</text:p>
          </table:table-cell>
          <table:table-cell table:formula="of:=[.D49]/[.C49]" office:value-type="float" office:value="0.643063444108761" calcext:value-type="float">
            <text:p>0.643063444108761</text:p>
          </table:table-cell>
          <table:table-cell table:formula="of:=[.C49]/8" office:value-type="float" office:value="124.125" calcext:value-type="float">
            <text:p>124.125</text:p>
          </table:table-cell>
          <table:table-cell table:formula="of:=[.D49]/8" office:value-type="float" office:value="79.82025" calcext:value-type="float">
            <text:p>79.8202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I49]+INT([.G49]*8)"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EEE 802.15.4</text:p>
          </table:table-cell>
          <table:table-cell office:value-type="string" calcext:value-type="string">
            <text:p>BLE </text:p>
          </table:table-cell>
          <table:table-cell office:value-type="float" office:value="2692.125" calcext:value-type="float">
            <text:p>2692.125</text:p>
          </table:table-cell>
          <table:table-cell office:value-type="float" office:value="1086.562" calcext:value-type="float">
            <text:p>1086.562</text:p>
          </table:table-cell>
          <table:table-cell table:formula="of:=[.D51]/[.C51]" office:value-type="float" office:value="0.403607559084366" calcext:value-type="float">
            <text:p>0.403607559084366</text:p>
          </table:table-cell>
          <table:table-cell table:formula="of:=[.C51]/8/4" office:value-type="float" office:value="84.12890625" calcext:value-type="float">
            <text:p>84.12890625</text:p>
          </table:table-cell>
          <table:table-cell table:formula="of:=[.D51]/8/4" office:value-type="float" office:value="33.9550625" calcext:value-type="float">
            <text:p>33.9550625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I51]+INT([.G51]*8)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EE 802.15.4</text:p>
          </table:table-cell>
          <table:table-cell office:value-type="string" calcext:value-type="string">
            <text:p>tone</text:p>
          </table:table-cell>
          <table:table-cell office:value-type="float" office:value="2692.125" calcext:value-type="float">
            <text:p>2692.125</text:p>
          </table:table-cell>
          <table:table-cell office:value-type="float" office:value="1087.812" calcext:value-type="float">
            <text:p>1087.812</text:p>
          </table:table-cell>
          <table:table-cell table:formula="of:=[.D52]/[.C52]" office:value-type="float" office:value="0.404071876305892" calcext:value-type="float">
            <text:p>0.404071876305892</text:p>
          </table:table-cell>
          <table:table-cell table:formula="of:=[.C52]/8/4" office:value-type="float" office:value="84.12890625" calcext:value-type="float">
            <text:p>84.12890625</text:p>
          </table:table-cell>
          <table:table-cell table:formula="of:=[.D52]/8/4" office:value-type="float" office:value="33.994125" calcext:value-type="float">
            <text:p>33.994125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I52]+INT([.G52]*8)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EEE 802.15.4</text:p>
          </table:table-cell>
          <table:table-cell office:value-type="float" office:value="2692.125" calcext:value-type="float">
            <text:p>2692.125</text:p>
          </table:table-cell>
          <table:table-cell office:value-type="float" office:value="1413.313" calcext:value-type="float">
            <text:p>1413.313</text:p>
          </table:table-cell>
          <table:table-cell table:formula="of:=[.D53]/[.C53]" office:value-type="float" office:value="0.524980452244974" calcext:value-type="float">
            <text:p>0.524980452244974</text:p>
          </table:table-cell>
          <table:table-cell table:formula="of:=[.C53]/8/4" office:value-type="float" office:value="84.12890625" calcext:value-type="float">
            <text:p>84.12890625</text:p>
          </table:table-cell>
          <table:table-cell table:formula="of:=[.D53]/8/4" office:value-type="float" office:value="44.16603125" calcext:value-type="float">
            <text:p>44.16603125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I53]+INT([.G53]*8)" office:value-type="float" office:value="505" calcext:value-type="float">
            <text:p>5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21:22.398168212</meta:creation-date>
    <dc:date>2024-12-09T18:23:46.544598319</dc:date>
    <meta:editing-duration>PT7H40M22S</meta:editing-duration>
    <meta:editing-cycles>13</meta:editing-cycles>
    <meta:generator>LibreOffice/7.3.7.2$Linux_X86_64 LibreOffice_project/30$Build-2</meta:generator>
    <meta:document-statistic meta:table-count="1" meta:cell-count="250" meta:object-count="0"/>
  </office:meta>
</office:document-meta>
</file>